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pitch="variable"/>
    <style:font-face style:name="Lohit Assamese" svg:font-family="'Lohit Assamese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1c3687" draw:marker-start-width="0.242cm" draw:marker-end-width="0.242cm" draw:fill-color="#bfd8f2" draw:textarea-horizontal-align="justify" draw:textarea-vertical-align="middle" draw:auto-grow-height="false" fo:min-height="0.85cm" fo:min-width="4.7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579835" draw:marker-start-width="0.242cm" draw:marker-end-width="0.242cm" draw:fill-color="#c2e0ae" draw:textarea-horizontal-align="justify" draw:textarea-vertical-align="middle" draw:auto-grow-height="false" fo:min-height="0.822cm" fo:min-width="4.672cm" fo:padding-top="0.139cm" fo:padding-bottom="0.139cm" fo:padding-left="0.264cm" fo:padding-right="0.2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28cm" svg:stroke-color="#cf3834" draw:marker-start-width="0.242cm" draw:marker-end-width="0.242cm" draw:fill-color="#ffe5ca" draw:textarea-horizontal-align="justify" draw:textarea-vertical-align="middle" draw:auto-grow-height="false" fo:min-height="0.822cm" fo:min-width="4.6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1c3687" draw:marker-start-width="0.242cm" draw:marker-end-width="0.242cm" draw:fill-color="#bfd8f2" draw:textarea-horizontal-align="justify" draw:textarea-vertical-align="middle" draw:auto-grow-height="false" fo:min-height="5.722cm" fo:min-width="2.87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1c3687" draw:marker-start-width="0.242cm" draw:marker-end-width="0.242cm" draw:fill-color="#bfd8f2" draw:textarea-horizontal-align="justify" draw:textarea-vertical-align="middle" draw:auto-grow-height="false" fo:min-height="0.822cm" fo:min-width="1.972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826aaf" draw:marker-start-width="0.242cm" draw:marker-end-width="0.242cm" draw:fill-color="#dfcce4" draw:textarea-horizontal-align="justify" draw:textarea-vertical-align="middle" draw:auto-grow-height="false" fo:min-height="0.822cm" fo:min-width="1.372cm" fo:padding-top="0.139cm" fo:padding-bottom="0.139cm" fo:padding-left="0.264cm" fo:padding-right="0.264cm"/>
    </style:style>
    <style:style style:name="P1" style:family="paragraph">
      <style:paragraph-properties fo:text-align="center"/>
      <style:text-properties fo:color="#1c3687" style:font-name="Lohit Devanagari" fo:font-size="12pt" style:font-size-asian="12pt" style:font-size-complex="12pt"/>
    </style:style>
    <style:style style:name="P2" style:family="paragraph">
      <loext:graphic-properties draw:fill-color="#bfd8f2"/>
      <style:paragraph-properties fo:text-align="center"/>
      <style:text-properties fo:color="#1c3687" style:font-name="Lohit Devanagari" fo:font-size="12pt" style:font-size-asian="12pt" style:font-size-complex="12pt"/>
    </style:style>
    <style:style style:name="P3" style:family="paragraph">
      <style:paragraph-properties fo:text-align="center"/>
      <style:text-properties fo:color="#579835" style:font-name="Lohit Devanagari" fo:font-size="12pt" style:font-size-asian="12pt" style:font-size-complex="12pt"/>
    </style:style>
    <style:style style:name="P4" style:family="paragraph">
      <loext:graphic-properties draw:fill-color="#c2e0ae"/>
      <style:paragraph-properties fo:text-align="center"/>
      <style:text-properties fo:color="#579835" style:font-name="Lohit Devanagari" fo:font-size="12pt" style:font-size-asian="12pt" style:font-size-complex="12pt"/>
    </style:style>
    <style:style style:name="P5" style:family="paragraph">
      <style:paragraph-properties fo:text-align="center"/>
      <style:text-properties style:font-name="Lohit Devanagari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Lohit Devanagari" fo:font-size="13pt" style:font-size-asian="13pt" style:font-size-complex="13pt"/>
    </style:style>
    <style:style style:name="P7" style:family="paragraph">
      <style:paragraph-properties fo:margin-top="0cm" fo:margin-bottom="0cm" fo:text-align="center"/>
      <style:text-properties style:font-name="Lohit Devanagari" fo:font-size="13pt" style:font-size-asian="13pt" style:font-size-complex="13pt"/>
    </style:style>
    <style:style style:name="P8" style:family="paragraph">
      <style:paragraph-properties fo:text-align="center"/>
      <style:text-properties fo:color="#cf3834" style:font-name="Lohit Devanagari" fo:font-size="12pt" style:font-size-asian="12pt" style:font-size-complex="12pt"/>
    </style:style>
    <style:style style:name="P9" style:family="paragraph">
      <loext:graphic-properties draw:fill-color="#ffe5ca"/>
      <style:paragraph-properties fo:text-align="center"/>
      <style:text-properties fo:color="#cf3834" style:font-name="Lohit Devanagari" fo:font-size="12pt" style:font-size-asian="12pt" style:font-size-complex="12pt"/>
    </style:style>
    <style:style style:name="P10" style:family="paragraph">
      <style:paragraph-properties fo:text-align="center"/>
      <style:text-properties fo:color="#1c3687" style:font-name="Lohit Devanagari"/>
    </style:style>
    <style:style style:name="P11" style:family="paragraph">
      <loext:graphic-properties draw:fill-color="#bfd8f2"/>
      <style:paragraph-properties fo:text-align="center"/>
      <style:text-properties fo:color="#1c3687" style:font-name="Lohit Devanagari"/>
    </style:style>
    <style:style style:name="P12" style:family="paragraph">
      <style:paragraph-properties fo:text-align="center"/>
      <style:text-properties fo:color="#74489d" style:font-name="Lohit Devanagari"/>
    </style:style>
    <style:style style:name="P13" style:family="paragraph">
      <loext:graphic-properties draw:fill-color="#dfcce4"/>
      <style:paragraph-properties fo:text-align="center"/>
      <style:text-properties fo:color="#74489d" style:font-name="Lohit Devanagari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ohit Devanagari"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2cm" svg:height="1.1cm" svg:x="16.2cm" svg:y="2cm">
          <text:p text:style-name="P1"><text:span text:style-name="T1">DefaultController::home(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2cm" svg:height="1.1cm" svg:x="16.2cm" svg:y="6.5cm">
          <text:p text:style-name="P3"><text:span text:style-name="T1">ProductsController::show($id)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0.1cm" svg:y1="7.2cm" svg:x2="5.1cm" svg:y2="7.2cm">
          <text:p text:style-name="P5"><text:span text:style-name="T2">GET /product.php/12</text:span></text:p>
          <text:p text:style-name="P5"><text:span text:style-name="T2"/></text:p>
        </draw:line>
        <draw:line draw:style-name="gr3" draw:text-style-name="P6" draw:layer="layout" svg:x1="0.1cm" svg:y1="4.8cm" svg:x2="5.1cm" svg:y2="4.8cm">
          <text:p text:style-name="P7"><text:span text:style-name="T2">POST /login</text:span></text:p>
          <text:p text:style-name="P7"><text:span text:style-name="T2">user=admin <text:s text:c="2"/></text:span><text:span text:style-name="T2">pass=admin</text:span></text:p>
        </draw:line>
        <draw:line draw:style-name="gr3" draw:text-style-name="P6" draw:layer="layout" svg:x1="0.1cm" svg:y1="2.6cm" svg:x2="5.1cm" svg:y2="2.6cm">
          <text:p text:style-name="P5"><text:span text:style-name="T2">GET /</text:span></text:p>
          <text:p text:style-name="P5"><text:span text:style-name="T2"/></text:p>
        </draw:line>
        <draw:custom-shape draw:style-name="gr4" draw:text-style-name="P9" draw:layer="layout" svg:width="5.2cm" svg:height="1.1cm" svg:x="16.2cm" svg:y="4.1cm">
          <text:p text:style-name="P8"><text:span text:style-name="T1">SecurityController::login()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4cm" svg:height="6cm" svg:x="5.3cm" svg:y="1.9cm">
          <text:p text:style-name="P10"><text:span text:style-name="T3">URL</text:span></text:p>
          <text:p text:style-name="P10"><text:span text:style-name="T3">REWRITING</text:span></text:p>
          <text:p text:style-name="P10">Tout est</text:p>
          <text:p text:style-name="P10">réécri vers<text:line-break/>app.php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8.9cm" svg:y1="4.6cm" svg:x2="9.6cm" svg:y2="4.6cm">
          <text:p text:style-name="P5"><text:span text:style-name="T2"/></text:p>
          <text:p text:style-name="P5"><text:span text:style-name="T2"/></text:p>
        </draw:line>
        <draw:custom-shape draw:style-name="gr6" draw:text-style-name="P11" draw:layer="layout" svg:width="2.5cm" svg:height="1.1cm" svg:x="9.7cm" svg:y="4cm">
          <text:p text:style-name="P10">app.php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.9cm" svg:height="1.1cm" svg:x="13.1cm" svg:y="4.1cm">
          <text:p text:style-name="P12">Router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2.4cm" svg:y1="4.6cm" svg:x2="13cm" svg:y2="4.6cm">
          <text:p text:style-name="P5"><text:span text:style-name="T2"/></text:p>
          <text:p text:style-name="P5"><text:span text:style-name="T2"/></text:p>
        </draw:line>
        <draw:line draw:style-name="gr3" draw:text-style-name="P6" draw:layer="layout" svg:x1="15.1cm" svg:y1="4.6cm" svg:x2="16.1cm" svg:y2="2.4cm">
          <text:p text:style-name="P5"><text:span text:style-name="T2"/></text:p>
          <text:p text:style-name="P5"><text:span text:style-name="T2"/></text:p>
        </draw:line>
        <draw:line draw:style-name="gr3" draw:text-style-name="P6" draw:layer="layout" svg:x1="15.1cm" svg:y1="4.601cm" svg:x2="16cm" svg:y2="4.6cm">
          <text:p text:style-name="P5"><text:span text:style-name="T2"/></text:p>
          <text:p text:style-name="P5"><text:span text:style-name="T2"/></text:p>
        </draw:line>
        <draw:line draw:style-name="gr3" draw:text-style-name="P6" draw:layer="layout" svg:x1="15.1cm" svg:y1="4.602cm" svg:x2="16.1cm" svg:y2="7cm">
          <text:p text:style-name="P5"><text:span text:style-name="T2"/></text:p>
          <text:p text:style-name="P5"><text:span text:style-name="T2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pitch="variable"/>
    <style:font-face style:name="Lohit Assamese" svg:font-family="'Lohit Assamese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1:36:02.927379407</meta:creation-date>
    <dc:date>2018-07-13T12:02:23.933977261</dc:date>
    <meta:editing-duration>PT26M20S</meta:editing-duration>
    <meta:editing-cycles>5</meta:editing-cycles>
    <meta:generator>LibreOffice/6.0.3.2$Linux_X86_64 LibreOffice_project/00m0$Build-2</meta:generator>
    <meta:document-statistic meta:object-count="14"/>
  </office:meta>
</office:document-meta>
</file>